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7d7" officeooo:paragraph-rsid="0001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0029e6" officeooo:paragraph-rsid="000029e6"/>
    </style:style>
    <style:style style:name="P5" style:family="paragraph" style:parent-style-name="Standard">
      <style:text-properties officeooo:rsid="0001a7d7" officeooo:paragraph-rsid="0001a7d7"/>
    </style:style>
    <style:style style:name="P6" style:family="paragraph" style:parent-style-name="Text_20_body">
      <style:text-properties officeooo:paragraph-rsid="00031103"/>
    </style:style>
    <style:style style:name="P7" style:family="paragraph" style:parent-style-name="Text_20_body">
      <style:text-properties officeooo:rsid="00031103" officeooo:paragraph-rsid="00031103"/>
    </style:style>
    <style:style style:name="P8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9" style:family="paragraph" style:parent-style-name="Text_20_body">
      <style:text-properties officeooo:rsid="0005c284" officeooo:paragraph-rsid="0005c284"/>
    </style:style>
    <style:style style:name="P10" style:family="paragraph" style:parent-style-name="Text_20_body">
      <style:text-properties officeooo:rsid="0005c284" officeooo:paragraph-rsid="000f69de"/>
    </style:style>
    <style:style style:name="P11" style:family="paragraph" style:parent-style-name="Text_20_body">
      <style:text-properties officeooo:rsid="0005dce6" officeooo:paragraph-rsid="0005dce6"/>
    </style:style>
    <style:style style:name="P12" style:family="paragraph" style:parent-style-name="Text_20_body">
      <style:text-properties officeooo:rsid="0005dce6" officeooo:paragraph-rsid="000c35d5"/>
    </style:style>
    <style:style style:name="P13" style:family="paragraph" style:parent-style-name="Text_20_body">
      <style:text-properties officeooo:rsid="000964f9" officeooo:paragraph-rsid="000964f9"/>
    </style:style>
    <style:style style:name="P14" style:family="paragraph" style:parent-style-name="Text_20_body">
      <style:text-properties officeooo:rsid="000da0ef" officeooo:paragraph-rsid="000da0ef"/>
    </style:style>
    <style:style style:name="P15" style:family="paragraph" style:parent-style-name="Text_20_body">
      <style:text-properties officeooo:rsid="000c35d5" officeooo:paragraph-rsid="000c35d5"/>
    </style:style>
    <style:style style:name="P16" style:family="paragraph" style:parent-style-name="Text_20_body">
      <style:text-properties officeooo:rsid="000f69de" officeooo:paragraph-rsid="000f69de"/>
    </style:style>
    <style:style style:name="P17" style:family="paragraph" style:parent-style-name="Text_20_body">
      <style:text-properties officeooo:rsid="00123cef" officeooo:paragraph-rsid="00123cef"/>
    </style:style>
    <style:style style:name="P18" style:family="paragraph" style:parent-style-name="Text_20_body">
      <style:text-properties fo:font-weight="bold" officeooo:rsid="00123cef" officeooo:paragraph-rsid="00123cef" style:font-weight-asian="bold" style:font-weight-complex="bold"/>
    </style:style>
    <style:style style:name="P19" style:family="paragraph" style:parent-style-name="Text_20_body">
      <style:text-properties officeooo:rsid="0013e82f" officeooo:paragraph-rsid="0013e82f"/>
    </style:style>
    <style:style style:name="P20" style:family="paragraph" style:parent-style-name="Text_20_body">
      <style:text-properties officeooo:rsid="0013e82f" officeooo:paragraph-rsid="0019ef5a"/>
    </style:style>
    <style:style style:name="P21" style:family="paragraph" style:parent-style-name="Text_20_body">
      <style:text-properties officeooo:rsid="0013e82f" officeooo:paragraph-rsid="001afd47"/>
    </style:style>
    <style:style style:name="P22" style:family="paragraph" style:parent-style-name="Text_20_body">
      <style:text-properties officeooo:rsid="0013e82f" officeooo:paragraph-rsid="001fcf2a"/>
    </style:style>
    <style:style style:name="P23" style:family="paragraph" style:parent-style-name="Text_20_body">
      <style:text-properties officeooo:rsid="0013e82f" officeooo:paragraph-rsid="002c54f8"/>
    </style:style>
    <style:style style:name="P24" style:family="paragraph" style:parent-style-name="Text_20_body">
      <style:text-properties officeooo:rsid="0013e82f" officeooo:paragraph-rsid="002dd176"/>
    </style:style>
    <style:style style:name="P25" style:family="paragraph" style:parent-style-name="Text_20_body">
      <style:text-properties officeooo:rsid="00149975" officeooo:paragraph-rsid="00149975"/>
    </style:style>
    <style:style style:name="P26" style:family="paragraph" style:parent-style-name="Text_20_body">
      <style:text-properties officeooo:rsid="00163f59" officeooo:paragraph-rsid="00163f59"/>
    </style:style>
    <style:style style:name="P27" style:family="paragraph" style:parent-style-name="Text_20_body">
      <style:text-properties officeooo:rsid="0013a9b7" officeooo:paragraph-rsid="0019ef5a"/>
    </style:style>
    <style:style style:name="P28" style:family="paragraph" style:parent-style-name="Text_20_body">
      <style:text-properties officeooo:rsid="001a1365" officeooo:paragraph-rsid="001a1365"/>
    </style:style>
    <style:style style:name="P29" style:family="paragraph" style:parent-style-name="Text_20_body">
      <style:text-properties officeooo:rsid="001a1365" officeooo:paragraph-rsid="002c54f8"/>
    </style:style>
    <style:style style:name="P30" style:family="paragraph" style:parent-style-name="Text_20_body">
      <style:text-properties officeooo:rsid="001afd47" officeooo:paragraph-rsid="001afd47"/>
    </style:style>
    <style:style style:name="P31" style:family="paragraph" style:parent-style-name="Text_20_body">
      <style:text-properties officeooo:rsid="001afd47" officeooo:paragraph-rsid="002dd176"/>
    </style:style>
    <style:style style:name="P32" style:family="paragraph" style:parent-style-name="Text_20_body">
      <style:text-properties officeooo:rsid="001fcf2a" officeooo:paragraph-rsid="001fcf2a"/>
    </style:style>
    <style:style style:name="P33" style:family="paragraph" style:parent-style-name="Text_20_body">
      <style:text-properties officeooo:rsid="001fcf2a" officeooo:paragraph-rsid="0020c504"/>
    </style:style>
    <style:style style:name="P34" style:family="paragraph" style:parent-style-name="Text_20_body">
      <style:text-properties officeooo:rsid="00249442" officeooo:paragraph-rsid="00249442"/>
    </style:style>
    <style:style style:name="P35" style:family="paragraph" style:parent-style-name="Text_20_body">
      <style:text-properties officeooo:rsid="0025ba31" officeooo:paragraph-rsid="0025ba31"/>
    </style:style>
    <style:style style:name="P36" style:family="paragraph" style:parent-style-name="Text_20_body">
      <style:text-properties officeooo:paragraph-rsid="002c54f8"/>
    </style:style>
    <style:style style:name="P37" style:family="paragraph" style:parent-style-name="Text_20_body">
      <style:text-properties officeooo:rsid="002dd176" officeooo:paragraph-rsid="002dd176"/>
    </style:style>
    <style:style style:name="P38" style:family="paragraph" style:parent-style-name="Text_20_body">
      <style:text-properties officeooo:rsid="002dd176" officeooo:paragraph-rsid="002f7d7f"/>
    </style:style>
    <style:style style:name="P39" style:family="paragraph" style:parent-style-name="Text_20_body">
      <style:text-properties officeooo:rsid="002f7d7f" officeooo:paragraph-rsid="002f7d7f"/>
    </style:style>
    <style:style style:name="P40" style:family="paragraph" style:parent-style-name="Text_20_body">
      <style:text-properties officeooo:rsid="003118c4" officeooo:paragraph-rsid="003118c4"/>
    </style:style>
    <style:style style:name="P41" style:family="paragraph" style:parent-style-name="Text_20_body">
      <style:paragraph-properties fo:break-before="page"/>
      <style:text-properties officeooo:rsid="0005dce6" officeooo:paragraph-rsid="0005dce6"/>
    </style:style>
    <style:style style:name="P42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Illustration">
      <style:text-properties officeooo:paragraph-rsid="002af910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7" style:family="paragraph" style:parent-style-name="Text_20_body" style:list-style-name="L1">
      <style:text-properties officeooo:rsid="00123cef" officeooo:paragraph-rsid="00123cef"/>
    </style:style>
    <style:style style:name="P48" style:family="paragraph" style:parent-style-name="Heading_20_1">
      <style:text-properties officeooo:rsid="00031103" officeooo:paragraph-rsid="00031103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text-properties officeooo:rsid="00163f59" officeooo:paragraph-rsid="002c54f8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paragraph-rsid="000f69de"/>
    </style:style>
    <style:style style:name="P53" style:family="paragraph" style:parent-style-name="Heading_20_3">
      <style:text-properties officeooo:rsid="000964f9" officeooo:paragraph-rsid="000964f9"/>
    </style:style>
    <style:style style:name="P54" style:family="paragraph" style:parent-style-name="Heading_20_3">
      <style:text-properties officeooo:rsid="000964f9" officeooo:paragraph-rsid="000c35d5"/>
    </style:style>
    <style:style style:name="P55" style:family="paragraph" style:parent-style-name="Heading_20_3">
      <style:text-properties officeooo:rsid="000c35d5" officeooo:paragraph-rsid="000c35d5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e82f"/>
    </style:style>
    <style:style style:name="T10" style:family="text">
      <style:text-properties officeooo:rsid="001afd47"/>
    </style:style>
    <style:style style:name="T11" style:family="text">
      <style:text-properties officeooo:rsid="002dd1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82_507706319" text:style-name="Index_20_Link" text:visited-style-name="Index_20_Link"><text:s/>1 <text:s/>Modelo Dinámico<text:tab/>1</text:a></text:p>
          <text:p text:style-name="P44"><text:a xlink:type="simple" xlink:href="#__RefHeading___Toc184_507706319" text:style-name="Index_20_Link" text:visited-style-name="Index_20_Link"><text:s/>2 <text:s/>Control modelo de segundo orden<text:tab/>2</text:a></text:p>
          <text:p text:style-name="P46"><text:a xlink:type="simple" xlink:href="#__RefHeading___Toc186_507706319" text:style-name="Index_20_Link" text:visited-style-name="Index_20_Link"><text:s/>2.1 <text:s/>Control Sliding<text:tab/>2</text:a></text:p>
          <text:p text:style-name="P46"><text:a xlink:type="simple" xlink:href="#__RefHeading___Toc227_1503065877" text:style-name="Index_20_Link" text:visited-style-name="Index_20_Link"><text:s/>2.2 <text:s/>Resultados<text:tab/>4</text:a></text:p>
          <text:p text:style-name="P45"><text:a xlink:type="simple" xlink:href="#__RefHeading___Toc255_1692739703" text:style-name="Index_20_Link" text:visited-style-name="Index_20_Link"><text:s/>2.2.1 <text:s/>script python uav_z<text:tab/>4</text:a></text:p>
          <text:p text:style-name="P45"><text:a xlink:type="simple" xlink:href="#__RefHeading___Toc229_1503065877" text:style-name="Index_20_Link" text:visited-style-name="Index_20_Link"><text:s/>2.2.2 <text:s/>K=1<text:tab/>4</text:a></text:p>
          <text:p text:style-name="P45"><text:a xlink:type="simple" xlink:href="#__RefHeading___Toc257_1692739703" text:style-name="Index_20_Link" text:visited-style-name="Index_20_Link"><text:s/>2.2.3 <text:s/>K=4<text:tab/>6</text:a></text:p>
          <text:p text:style-name="P45"><text:a xlink:type="simple" xlink:href="#__RefHeading___Toc259_1692739703" text:style-name="Index_20_Link" text:visited-style-name="Index_20_Link"><text:s/>2.2.4 <text:s/>Observaciones<text:tab/>7</text:a></text:p>
          <text:p text:style-name="P46"><text:a xlink:type="simple" xlink:href="#__RefHeading___Toc375_1672089833" text:style-name="Index_20_Link" text:visited-style-name="Index_20_Link"><text:s/>2.3 <text:s/>Control switch con recta en el origen<text:tab/>8</text:a></text:p>
          <text:p text:style-name="P45"><text:a xlink:type="simple" xlink:href="#__RefHeading___Toc588_449286029" text:style-name="Index_20_Link" text:visited-style-name="Index_20_Link"><text:s/>2.3.1 <text:s/>Obtención de los puntos de corte<text:tab/>8</text:a></text:p>
          <text:p text:style-name="P45"><text:a xlink:type="simple" xlink:href="#__RefHeading___Toc377_1672089833" text:style-name="Index_20_Link" text:visited-style-name="Index_20_Link"><text:s/>2.3.2 <text:s/>Test<text:tab/>10</text:a></text:p>
          <text:p text:style-name="P44"><text:a xlink:type="simple" xlink:href="#__RefHeading___Toc491_3469834798" text:style-name="Index_20_Link" text:visited-style-name="Index_20_Link"><text:s/>3 <text:s/>Convergencia control discreto<text:tab/>12</text:a></text:p>
          <text:p text:style-name="P46"><text:a xlink:type="simple" xlink:href="#__RefHeading___Toc590_449286029" text:style-name="Index_20_Link" text:visited-style-name="Index_20_Link"><text:s/>3.1 <text:s/>Velocidad final cero<text:tab/>12</text:a></text:p>
          <text:p text:style-name="P46"><text:a xlink:type="simple" xlink:href="#__RefHeading___Toc676_2928210848" text:style-name="Index_20_Link" text:visited-style-name="Index_20_Link"><text:s/>3.2 <text:s/>Velocidad final distinta de cero<text:tab/>13</text:a></text:p>
          <text:p text:style-name="P45"><text:a xlink:type="simple" xlink:href="#__RefHeading___Toc678_2928210848" text:style-name="Index_20_Link" text:visited-style-name="Index_20_Link"><text:s/>3.2.1 <text:s/>Obteción de la distancia e_p para que la aceleracion sea maxima.<text:tab/>14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42"><text:s/>Illustration 1: Evolucion de la posicion desde 1m inicial<text:tab/>4</text:p>
          <text:p text:style-name="P42"><text:s/>Illustration 2: Evolucion de la velocidad<text:tab/>4</text:p>
          <text:p text:style-name="P42"><text:s/>Illustration 3: Evolucion de la aceleracion (entrada al sistema)<text:tab/>5</text:p>
          <text:p text:style-name="P42"><text:s/>Illustration 4: Evolucion de la posicion desde 1m inicial<text:tab/>6</text:p>
          <text:p text:style-name="P42"><text:s/>Illustration 5: Evolucion de la velocidad<text:tab/>6</text:p>
          <text:p text:style-name="P42"><text:s/>Illustration 6: Evolucion de la aceleracion (entrada al sistema)<text:tab/>7</text:p>
          <text:p text:style-name="P42"><text:s/>Illustration 7: diagrama de fases poscion-velocidad<text:tab/>8</text:p>
          <text:p text:style-name="P42"><text:s/>Illustration 8 Curvas de aceleracion<text:tab/>9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4">Las ecuaciones dinámicas que definen el modelo son las siguienes:</text:p>
      <text:p text:style-name="P4"/>
      <text:p text:style-name="P4"><text:soft-page-break/><draw:frame draw:style-name="fr5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con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5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 table:style-name="Table1.2">
          <table:table-cell table:style-name="Table1.A2" office:value-type="string">
            <text:p text:style-name="P1"><draw:frame draw:style-name="fr5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P1"><draw:frame draw:style-name="fr5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P1"><draw:frame draw:style-name="fr5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P1"><draw:frame draw:style-name="fr5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P1"><draw:frame draw:style-name="fr5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5"/>
      <text:p text:style-name="P5"/>
      <text:h text:style-name="P48" text:outline-level="1"><text:bookmark-start text:name="__RefHeading___Toc184_507706319"/>Control modelo de segundo orden<text:bookmark-end text:name="__RefHeading___Toc184_507706319"/></text:h>
      <text:p text:style-name="P7">Para el sistema de segundo orden:</text:p>
      <text:p text:style-name="P6"><draw:frame draw:style-name="fr5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>se quiere realizar un control para llevar <draw:frame draw:style-name="fr5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5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8"><draw:frame draw:style-name="fr5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9">Sea <text:span text:style-name="T4">el error de posicion</text:span></text:p>
      <text:p text:style-name="P9"><draw:frame draw:style-name="fr5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>derivando</text:p>
      <text:p text:style-name="P9"><draw:frame draw:style-name="fr5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9"><draw:frame draw:style-name="fr5" draw:name="Object26" text:anchor-type="as-char" svg:y="-0.443cm" svg:width="3.126cm" svg:height="0.596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9">Si <text:span text:style-name="T2"><draw:frame draw:style-name="fr5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9"><draw:frame draw:style-name="fr5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>de forma que el sistema <draw:frame draw:style-name="fr5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9"><text:soft-page-break/><draw:frame draw:style-name="fr5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>llamando a la variable <draw:frame draw:style-name="fr5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><draw:frame draw:style-name="fr5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">En discreto</text:p>
      <text:p text:style-name="P11"><draw:frame draw:style-name="fr5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">para el siguiente instante de tiempo se tiene:</text:p>
      <text:p text:style-name="P11"><draw:frame draw:style-name="fr5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1">y sustituyendo</text:p>
      <text:p text:style-name="P11"><draw:frame draw:style-name="fr5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">e igulando a cero, y despejando la variable de control <draw:frame draw:style-name="fr5" draw:name="Object25" text:anchor-type="as-char" svg:y="-0.377cm" svg:width="0.603cm" svg:height="0.531cm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"><draw:frame draw:style-name="fr5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>se tiene</text:p>
      <text:p text:style-name="P11"><draw:frame draw:style-name="fr5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"/>
      <text:p text:style-name="P11"/>
      <text:p text:style-name="P11"/>
      <text:h text:style-name="P51" text:outline-level="2"><text:bookmark-start text:name="__RefHeading___Toc227_1503065877"/>Resultados<text:bookmark-end text:name="__RefHeading___Toc227_1503065877"/></text:h>
      <text:p text:style-name="P13">Desde una posicion inicial de 1m y velocidad = 0m/s se muestra la evolucion del sistema usando el control para dos valroes de K</text:p>
      <text:p text:style-name="P14"/>
      <text:h text:style-name="Heading_20_3" text:outline-level="3"><text:bookmark-start text:name="__RefHeading___Toc255_1692739703"/>script python uav_z<text:bookmark-end text:name="__RefHeading___Toc255_1692739703"/></text:h>
      <text:p text:style-name="P14">Se ejecuta el script python uav_z</text:p>
      <text:h text:style-name="P53" text:outline-level="3"><text:bookmark-start text:name="__RefHeading___Toc229_1503065877"/>K=1<text:bookmark-end text:name="__RefHeading___Toc229_1503065877"/></text:h>
      <text:p text:style-name="P11"><draw:frame draw:style-name="fr1" draw:name="Frame1" text:anchor-type="paragraph" svg:width="9.008cm" draw:z-index="24"><draw:text-box fo:min-height="6.756cm"><text:p text:style-name="Illustration"><draw:frame draw:style-name="fr4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11"/>
      <text:p text:style-name="P11"><draw:frame draw:style-name="fr1" draw:name="Frame2" text:anchor-type="paragraph" svg:width="9.008cm" draw:z-index="25"><draw:text-box fo:min-height="6.756cm"><text:p text:style-name="Illustration"><draw:frame draw:style-name="fr4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text:soft-page-break/></text:p>
      <text:p text:style-name="P11"><draw:frame draw:style-name="fr2" draw:name="Frame3" text:anchor-type="as-char" svg:width="11.598cm" style:rel-width="66%" svg:height="8.698cm" style:rel-height="scale-min" draw:z-index="30"><draw:text-box><text:p text:style-name="Illustration"><draw:frame draw:style-name="fr4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11"/>
      <text:p text:style-name="P41"/>
      <text:h text:style-name="P54" text:outline-level="3"><text:bookmark-start text:name="__RefHeading___Toc257_1692739703"/>K=<text:span text:style-name="T6">4</text:span><text:bookmark-end text:name="__RefHeading___Toc257_1692739703"/></text:h>
      <text:p text:style-name="P12"><draw:frame draw:style-name="fr1" draw:name="Frame5" text:anchor-type="paragraph" svg:width="9.008cm" draw:z-index="26"><draw:text-box fo:min-height="6.756cm"><text:p text:style-name="Illustration"><draw:frame draw:style-name="fr4" draw:name="Image5" text:anchor-type="as-char" svg:width="9.008cm" style:rel-width="100%" svg:height="6.756cm" style:rel-height="scale" draw:z-index="37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2"/>
      <text:p text:style-name="P12"><draw:frame draw:style-name="fr1" draw:name="Frame6" text:anchor-type="paragraph" svg:width="9.008cm" draw:z-index="28"><draw:text-box fo:min-height="6.756cm"><text:p text:style-name="Illustration"><draw:frame draw:style-name="fr4" draw:name="Image6" text:anchor-type="as-char" svg:width="9.008cm" style:rel-width="100%" svg:height="6.756cm" style:rel-height="scale" draw:z-index="42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2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4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2"/>
      <text:h text:style-name="P55" text:outline-level="3"><text:bookmark-start text:name="__RefHeading___Toc259_1692739703"/>Observaciones<text:bookmark-end text:name="__RefHeading___Toc259_1692739703"/></text:h>
      <text:p text:style-name="P15">Para K=4 se observan oscilaciones en posicion y velocidad. La aceleración está saturando a +/- el valor máximo.</text:p>
      <text:p text:style-name="P15"/>
      <text:h text:style-name="P52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7">En un diagrama de phses (posicion-velocidad) se distinguen dos zonas:</text:p>
      <text:list xml:id="list1295356678" text:style-name="L1">
        <text:list-item>
          <text:p text:style-name="P47">una parte recta en el origen (<text:span text:style-name="T8">r</text:span>)</text:p>
        </text:list-item>
        <text:list-item>
          <text:p text:style-name="P47">una parte parabolica (<text:span text:style-name="T8">SI</text:span>)</text:p>
        </text:list-item>
      </text:list>
      <text:p text:style-name="P17">que son tangentes en el punto con posicion <text:span text:style-name="T8">x0</text:span></text:p>
      <text:p text:style-name="P18"/>
      <text:p text:style-name="P10"><draw:frame draw:style-name="fr3" draw:name="Frame7" text:anchor-type="paragraph" svg:width="15.291cm" draw:z-index="34"><draw:text-box fo:min-height="7.671cm"><text:p text:style-name="Illustration"><draw:frame draw:style-name="fr4" draw:name="Image11" text:anchor-type="as-char" svg:width="15.291cm" style:rel-width="100%" svg:height="7.671cm" style:rel-height="scale" draw:z-index="43"><draw:image xlink:href="../figures/draw_1.png" xlink:type="simple" xlink:show="embed" xlink:actuate="onLoad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h text:style-name="Heading_20_3" text:outline-level="3"><text:bookmark-start text:name="__RefHeading___Toc588_449286029"/>Obtención de los puntos de corte<text:bookmark-end text:name="__RefHeading___Toc588_449286029"/></text:h>
      <text:p text:style-name="P34">Para S1 se tienen las siguientes ecuaciones para la posicion y velocidad:</text:p>
      <text:p text:style-name="P34">parametrica en t</text:p>
      <text:p text:style-name="P34"><draw:frame draw:style-name="fr5" draw:name="Object38" text:anchor-type="as-char" svg:y="-0.584cm" svg:width="2.887cm" svg:height="1.016cm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4">Si eliminamos t se tiene:</text:p>
      <text:p text:style-name="P34"><draw:frame draw:style-name="fr5" draw:name="Object43" text:anchor-type="as-char" svg:y="-1.143cm" svg:width="3.154cm" svg:height="2.136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4">La ecuacion del la recta es de la forma</text:p>
      <text:p text:style-name="P34"><draw:frame draw:style-name="fr5" draw:name="Object41" text:anchor-type="as-char" svg:y="-0.377cm" svg:width="1.716cm" svg:height="0.467cm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4">La intersección entre ambos se da cuando se igualan ambas ecuaciones:</text:p>
      <text:p text:style-name="P34"><draw:frame draw:style-name="fr5" draw:name="Object45" text:anchor-type="as-char" svg:y="-0.711cm" svg:width="2.926cm" svg:height="1.088cm" draw:z-index="5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4"><text:soft-page-break/><draw:frame draw:style-name="fr5" draw:name="Object46" text:anchor-type="as-char" svg:y="-0.437cm" svg:width="3.96cm" svg:height="0.557cm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4"><draw:frame draw:style-name="fr5" draw:name="Object48" text:anchor-type="as-char" svg:y="-0.437cm" svg:width="4.09cm" svg:height="0.527cm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5">Solucion unica cuando se cumple</text:p>
      <text:p text:style-name="P35"><draw:frame draw:style-name="fr5" draw:name="Object47" text:anchor-type="as-char" svg:y="-1.452cm" svg:width="3.826cm" svg:height="2.729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5">La solucion es:</text:p>
      <text:p text:style-name="P35"><draw:frame draw:style-name="fr5" draw:name="Object49" text:anchor-type="as-char" svg:y="-2.161cm" svg:width="1.854cm" svg:height="4.172cm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5"/>
      <text:p text:style-name="P35"><draw:frame draw:style-name="fr2" draw:name="Frame8" text:anchor-type="as-char" svg:width="12.665cm" style:rel-width="72%" svg:height="9.541cm" style:rel-height="scale-min" draw:z-index="60"><draw:text-box><text:p text:style-name="Figure"><draw:frame draw:style-name="fr2" draw:name="Frame9" text:anchor-type="as-char" svg:width="12.665cm" style:rel-width="100%" svg:height="9.541cm" style:rel-height="scale-min" draw:z-index="61"><draw:text-box><text:p text:style-name="P43"><draw:frame draw:style-name="fr4" draw:name="Image12" text:anchor-type="as-char" svg:width="12.665cm" style:rel-width="100%" svg:height="9.541cm" style:rel-height="scale" draw:z-index="62"><draw:image xlink:href="../figures/curvas_U.png" xlink:type="simple" xlink:show="embed" xlink:actuate="onLoad" loext:mime-type="image/png"/></draw:frame><text:span text:style-name="T5"><text:line-break/></text:span>Illustration <text:sequence text:ref-name="refIllustration7" text:name="Illustration" text:formula="ooow:Illustration+1" style:num-format="1">8</text:sequence><text:s/>Curvas de aceleracion</text:p></draw:text-box></draw:frame></text:p></draw:text-box></draw:frame></text:p>
      <text:p text:style-name="P35"/>
      <text:h text:style-name="Heading_20_3" text:outline-level="3"><text:bookmark-start text:name="__RefHeading___Toc377_1672089833"/><text:soft-page-break/>Test<text:bookmark-end text:name="__RefHeading___Toc377_1672089833"/></text:h>
      <text:p text:style-name="P16"><draw:frame draw:style-name="fr4" draw:name="Image7" text:anchor-type="as-char" svg:width="12.721cm" style:rel-width="72%" svg:height="9.539cm" style:rel-height="scale" draw:z-index="38"><draw:image xlink:href="../figures/test_c2_1.png" xlink:type="simple" xlink:show="embed" xlink:actuate="onLoad" loext:mime-type="image/png"/></draw:frame></text:p>
      <text:p text:style-name="P16"/>
      <text:p text:style-name="P16"><draw:frame draw:style-name="fr4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6"><text:soft-page-break/><draw:frame draw:style-name="fr4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6"/>
      <text:p text:style-name="P16"><draw:frame draw:style-name="fr4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  <text:p text:style-name="P16"/>
      <text:h text:style-name="P49" text:outline-level="1"><text:bookmark-start text:name="__RefHeading___Toc491_3469834798"/>Convergencia control discreto<text:bookmark-end text:name="__RefHeading___Toc491_3469834798"/></text:h>
      <text:p text:style-name="P27">Sea el sistema <text:span text:style-name="T9">en continuo</text:span>:</text:p>
      <text:p text:style-name="P27"><draw:frame draw:style-name="fr5" draw:name="Object27" text:anchor-type="as-char" svg:y="-0.619cm" svg:width="1.309cm" svg:height="1.088cm" draw:z-index="6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0">en discreto</text:p>
      <text:p text:style-name="P20"><draw:frame draw:style-name="fr5" draw:name="Object28" text:anchor-type="as-char" svg:y="-0.559cm" svg:width="3.985cm" svg:height="0.982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h text:style-name="Heading_20_2" text:outline-level="2"><text:bookmark-start text:name="__RefHeading___Toc590_449286029"/>Velocidad final cero<text:bookmark-end text:name="__RefHeading___Toc590_449286029"/></text:h>
      <text:p text:style-name="P28">Para calcular el control, se define el error e[k] como</text:p>
      <text:p text:style-name="P28"><draw:frame draw:style-name="fr5" draw:name="Object40" text:anchor-type="as-char" svg:y="-0.377cm" svg:width="2.081cm" svg:height="0.482cm" draw:z-index="6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8">en el siguiente instante de tiempo (siguiente muestra)</text:p>
      <text:p text:style-name="P22"><draw:frame draw:style-name="fr5" draw:name="Object29" text:anchor-type="as-char" svg:y="-0.377cm" svg:width="7.01cm" svg:height="0.482cm" draw:z-index="6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2">se define sigma :</text:p>
      <text:p text:style-name="P21"><draw:frame draw:style-name="fr5" draw:name="Object30" text:anchor-type="as-char" svg:y="-1.087cm" svg:width="5.355cm" svg:height="2.036cm" draw:z-index="6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2">con el valor de K</text:p>
      <text:p text:style-name="P33"><draw:frame draw:style-name="fr5" draw:name="Object44" text:anchor-type="as-char" svg:y="-0.386cm" svg:width="2.501cm" svg:height="0.506cm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0">Cuando el valor de sigma[k] sea cero se tiene que </text:p>
      <text:p text:style-name="P30"><draw:frame draw:style-name="fr5" draw:name="Object42" text:anchor-type="as-char" svg:y="-0.559cm" svg:width="5.607cm" svg:height="0.982cm" draw:z-index="6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0">con lo que el sistema incial es estable. </text:p>
      <text:p text:style-name="P30">Hay que calcular el valor de u para que esto sea posible. Esto nos define el control del sistema.</text:p>
      <text:p text:style-name="P30">Se calcula e<text:span text:style-name="T9">l siguiente valor de sigma </text:span></text:p>
      <text:p text:style-name="P19"><draw:frame draw:style-name="fr5" draw:name="Object31" text:anchor-type="as-char" svg:y="-0.377cm" svg:width="5.165cm" svg:height="0.482cm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9">sustituyendo</text:p>
      <text:p text:style-name="P19"><draw:frame draw:style-name="fr5" draw:name="Object32" text:anchor-type="as-char" svg:y="-0.386cm" svg:width="7.5cm" svg:height="0.506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9">Si hacemos que <text:span text:style-name="T10">en el siguiente instante de tiempo </text:span>sigma(k+1)=0</text:p>
      <text:p text:style-name="P19"><draw:frame draw:style-name="fr5" draw:name="Object33" text:anchor-type="as-char" svg:y="-0.386cm" svg:width="8.061cm" svg:height="0.50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9">y despejamos u(k)</text:p>
      <text:p text:style-name="P19"><text:soft-page-break/><draw:frame draw:style-name="fr5" draw:name="Object34" text:anchor-type="as-char" svg:y="-0.827cm" svg:width="6.07cm" svg:height="1.53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"/>
      <text:p text:style-name="P25">El sistema discreto queda de la forma</text:p>
      <text:p text:style-name="P25"><draw:frame draw:style-name="fr5" draw:name="Object35" text:anchor-type="as-char" svg:y="-0.564cm" svg:width="6.89cm" svg:height="1.007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5">operando</text:p>
      <text:p text:style-name="P25"><draw:frame draw:style-name="fr5" draw:name="Object36" text:anchor-type="as-char" svg:y="-0.564cm" svg:width="4.981cm" svg:height="1.007c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5">operando</text:p>
      <text:p text:style-name="P25"><draw:frame draw:style-name="fr5" draw:name="Object37" text:anchor-type="as-char" svg:y="-1.614cm" svg:width="8.497cm" svg:height="3.09cm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5"/>
      <text:p text:style-name="P26">y para la velocidad</text:p>
      <text:p text:style-name="P26"><draw:frame draw:style-name="fr5" draw:name="Object39" text:anchor-type="as-char" svg:y="-1.087cm" svg:width="6.89cm" svg:height="2.023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6"/>
      <text:h text:style-name="P50" text:outline-level="2"><text:bookmark-start text:name="__RefHeading___Toc676_2928210848"/>Velocidad final distinta de cero<text:bookmark-end text:name="__RefHeading___Toc676_2928210848"/></text:h>
      <text:p text:style-name="P36"><draw:frame draw:style-name="fr5" draw:name="Object50" text:anchor-type="as-char" svg:y="-0.377cm" svg:width="3.679cm" svg:height="0.531cm" draw:z-index="7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9">en el siguiente instante de tiempo (siguiente muestra)</text:p>
      <text:p text:style-name="P23"><draw:frame draw:style-name="fr5" draw:name="Object51" text:anchor-type="as-char" svg:y="-0.861cm" svg:width="7.315cm" svg:height="1.633cm" draw:z-index="7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3">se define sigma :</text:p>
      <text:p text:style-name="P23"><draw:frame draw:style-name="fr5" draw:name="Object52" text:anchor-type="as-char" svg:y="-1.145cm" svg:width="7.075cm" svg:height="2.201cm" draw:z-index="7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1">Se calcula e<text:span text:style-name="T9">l siguiente valor de sigma </text:span></text:p>
      <text:p text:style-name="P24"><draw:frame draw:style-name="fr5" draw:name="Object53" text:anchor-type="as-char" svg:y="-0.377cm" svg:width="5.415cm" svg:height="0.531cm" draw:z-index="7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4"><text:soft-page-break/>Si hacemos que <text:span text:style-name="T10">en el siguiente instante de tiempo </text:span>sigma(k+1)=<text:span text:style-name="T11">mu sigma(k)</text:span></text:p>
      <text:p text:style-name="P24"><draw:frame draw:style-name="fr5" draw:name="Object54" text:anchor-type="as-char" svg:y="-0.377cm" svg:width="3.15cm" svg:height="0.483cm" draw:z-index="7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7">operando</text:p>
      <text:p text:style-name="P37"><draw:frame draw:style-name="fr5" draw:name="Object55" text:anchor-type="as-char" svg:y="-0.841cm" svg:width="6.533cm" svg:height="1.595cm" draw:z-index="7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7">con</text:p>
      <text:p text:style-name="P37"><draw:frame draw:style-name="fr5" draw:name="Object56" text:anchor-type="as-char" svg:y="-0.861cm" svg:width="5.51cm" svg:height="1.633cm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7">se supone que la referencia mantiene la velocidad v_ref[k+1] = v_ref[k]</text:p>
      <text:p text:style-name="P37"/>
      <text:h text:style-name="Heading_20_3" text:outline-level="3"><text:bookmark-start text:name="__RefHeading___Toc678_2928210848"/>Obteción de la distancia e_p para que la aceleracion sea maxima.<text:bookmark-end text:name="__RefHeading___Toc678_2928210848"/></text:h>
      <text:p text:style-name="P37"/>
      <text:p text:style-name="P37">Si en todo momento sigma[k] es cero se tiene</text:p>
      <text:p text:style-name="P37"><draw:frame draw:style-name="fr5" draw:name="Object57" text:anchor-type="as-char" svg:y="-0.377cm" svg:width="3.242cm" svg:height="0.531cm" draw:z-index="7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8"><draw:frame draw:style-name="fr5" draw:name="Object58" text:anchor-type="as-char" svg:y="-0.377cm" svg:width="3.059cm" svg:height="0.531cm" draw:z-index="7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9">y sustituyendo en el calculo de u del control</text:p>
      <text:p text:style-name="P37"/>
      <text:p text:style-name="P37"><draw:frame draw:style-name="fr5" draw:name="Object59" text:anchor-type="as-char" svg:y="-0.924cm" svg:width="6.766cm" svg:height="1.762cm" draw:z-index="7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40">igualando con </text:p>
      <text:p text:style-name="P40"><draw:frame draw:style-name="fr5" draw:name="Object60" text:anchor-type="as-char" svg:y="-0.437cm" svg:width="2.745cm" svg:height="0.527cm" draw:z-index="8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40">se tiene</text:p>
      <text:p text:style-name="P40"><draw:frame draw:style-name="fr5" draw:name="Object61" text:anchor-type="as-char" svg:y="-0.377cm" svg:width="1.538cm" svg:height="0.531cm" draw:z-index="81"><draw:object xlink:href="./Object 61" xlink:type="simple" xlink:show="embed" xlink:actuate="onLoad"/><draw:image xlink:href="./ObjectReplacements/Object 6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9.53cm" style:rel-column-width="35507*"/>
    </style:style>
    <style:style style:name="Table2.C" style:family="table-column">
      <style:table-column-properties style:column-width="2.196cm" style:rel-column-width="818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1"/>
            </table:table-cell>
            <table:table-cell table:style-name="Table2.C1" office:value-type="string">
              <text:p text:style-name="MP2"><text:page-number text:select-page="current">14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10T15:34:49.336000000</dc:date>
    <meta:editing-duration>PT4H10M34S</meta:editing-duration>
    <meta:editing-cycles>28</meta:editing-cycles>
    <meta:print-date>2019-01-10T15:33:11.896000000</meta:print-date>
    <meta:document-statistic meta:table-count="2" meta:image-count="12" meta:object-count="61" meta:page-count="14" meta:paragraph-count="174" meta:word-count="725" meta:character-count="4296" meta:non-whitespace-character-count="3619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2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+ T u[ k] </annotation>
  </semantics>
</math>
</file>

<file path=Object 28/content.xml><?xml version="1.0" encoding="utf-8"?>
<math xmlns="http://www.w3.org/1998/Math/MathML" display="block">
  <semantics>
    <mtable>
      <mtr>
        <mtd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v</mi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u</mi>
          </mrow>
        </mtd>
      </mtr>
    </mtable>
    <annotation encoding="StarMath 5.0">x^( 1 ) = v newline
v^( 1 ) = u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+</mo>
        <mi>T</mi>
      </mrow>
      <mi>v</mi>
      <mrow>
        <mrow>
          <mo fence="true" stretchy="false">[</mo>
          <mrow>
            <mi>k</mi>
          </mrow>
          <mo fence="true" stretchy="false">]</mo>
        </mrow>
        <mo stretchy="false">=</mo>
        <mi>λ</mi>
      </mrow>
      <mi>e</mi>
      <mrow>
        <mo fence="true" stretchy="false">[</mo>
        <mrow>
          <mi>k</mi>
        </mrow>
        <mo fence="true" stretchy="false">]</mo>
      </mrow>
    </mrow>
    <annotation encoding="StarMath 5.0">e[k+1] = x[k+1] = x[ k] + T v[k ] = %lambda  e[ k] 
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30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x[ k] + T v[k ] - %lambda x[ k] newline
T %sigma[k] = (1- %lambda)x[ k] + T v[k ] newline
 %sigma[k] = (1- %lambda)/T x[ k] + v[k ] newline
 %sigma[k] = K x[ k] + v[k] 
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i>v</mi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x[ k+1] + v[k+1 ]
</annotation>
  </semantics>
</math>
</file>

<file path=Object 3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v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v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u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</mrow>
    </mrow>
    <annotation encoding="StarMath 5.0">
%sigma[k+1] = K (x[ k] + T v[k ]) + (v[k] + T u[ k] )
</annotation>
  </semantics>
</math>
</file>

<file path=Object 3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v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v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
%sigma[k+1] = K (x[ k] + T v[k ]) + (v[k] + T u[ k] )=0
</annotation>
  </semantics>
</math>
</file>

<file path=Object 34/content.xml><?xml version="1.0" encoding="utf-8"?>
<math xmlns="http://www.w3.org/1998/Math/MathML" display="block">
  <semantics>
    <mtable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i>T</mi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σ</mi>
              </mrow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row>
                      <mn>1</mn>
                      <mo stretchy="false">+</mo>
                      <mi>K</mi>
                    </mrow>
                    <mi>T</mi>
                  </mrow>
                </mrow>
                <mo fence="true" stretchy="false">)</mo>
              </mrow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
T u[ k] =  - K (x[ k] + T v[k ] )- v[k] newline
 
T u[ k] =   - K x[ k] -  K T v[k ] - v[k] newline

T u[ k] =   -%sigma[ k] -  (1+K T) v[k ] 
</annotation>
  </semantics>
</math>
</file>

<file path=Object 35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- K (x[ k] + T v[k ] )- v[k]</annotation>
  </semantics>
</math>
</file>

<file path=Object 36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x[k+1] = x[k] + T v[k] newline
v[k+1] =- K (x[ k] + T v[k ] )</annotation>
  </semantics>
</math>
</file>

<file path=Object 3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 mathvariant="italic">TK</mi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 mathvariant="italic">T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i>x</mi>
                  </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</mtable>
    <annotation encoding="StarMath 5.0">x[k+2] = x[k+1] + T v[k+1] newline
x[k+2] = x[k] + T v[k] - TK (x[ k] + T v[k ] ) newline
x[k+2] = (1-TK)x[k] + (1-TK) Tv[k]  newline
x[k+2] = (1-TK)x[k] + (1-TK) (x[k+1] - x[k])  newline
x[k+2] =  (1-TK) x[k+1] newline
x[k+2] =  %lambda x[k+1] 
</annotation>
  </semantics>
</math>
</file>

<file path=Object 38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v[k+1] = v[k] + T u[k]  newline

v[k+1] = v[k] - K (x[ k] + T v[k ] )- v[k]   newline

v[k+1] = - K (x[ k] + T v[k ] )   newline
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row>
                <mn>1</mn>
                <mo stretchy="false">/</mo>
                <mn>2</mn>
              </mrow>
            </mrow>
            <mi>U</mi>
            <msup>
              <mi>t</mi>
              <mn>2</mn>
            </msup>
          </mrow>
        </mtd>
      </mtr>
      <mtr>
        <mtd>
          <mrow>
            <mrow>
              <mi>v</mi>
              <mo stretchy="false">=</mo>
              <mrow>
                <mo stretchy="false">−</mo>
                <mi>U</mi>
              </mrow>
            </mrow>
            <mi>t</mi>
          </mrow>
        </mtd>
      </mtr>
    </mtable>
    <annotation encoding="StarMath 5.0">
x =  x0 + 1/2 U t^2 newline
v = -U t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o fence="true" stretchy="false">[</mo>
        <mrow>
          <mi>k</mi>
        </mrow>
        <mo fence="true" stretchy="false">]</mo>
      </mrow>
    </mrow>
    <annotation encoding="StarMath 5.0">e[k] = x[k]  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K</mi>
        </mrow>
      </mrow>
      <mi>x</mi>
    </mrow>
    <annotation encoding="StarMath 5.0">v = -K x</annotation>
  </semantics>
</math>
</file>

<file path=Object 42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%sigma[k] = x[ k] + T v[k ] - %lambda x[ k] =0 newline
 x[ k] + T v[k ]  =  %lambda x[ k]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i>U</mi>
            <msup>
              <mrow>
                <mo fence="true" stretchy="false">(</mo>
                <mrow>
                  <mfrac>
                    <mi>v</mi>
                    <mi>U</mi>
                  </mfrac>
                </mrow>
                <mo fence="true" stretchy="false">)</mo>
              </mrow>
              <mn>2</mn>
            </msup>
          </mrow>
        </mtd>
      </mtr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frac>
              <msup>
                <mi>v</mi>
                <mn>2</mn>
              </msup>
              <mi>U</mi>
            </mfrac>
          </mrow>
        </mtd>
      </mtr>
    </mtable>
    <annotation encoding="StarMath 5.0">
x =  x0 + 1 over 2 U (v over U)^2  newline

x =  x0 + 1 over 2 v^2 over U  
</annotation>
  </semantics>
</math>
</file>

<file path=Object 44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  <mo stretchy="false">/</mo>
        <mi>T</mi>
      </mrow>
    </mrow>
    <annotation encoding="StarMath 5.0">K = (1- %lambda)/T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i>x</mi>
      </mrow>
      <mrow>
        <mn>0</mn>
        <mo stretchy="false">+</mo>
        <mfrac>
          <mn>1</mn>
          <mn>2</mn>
        </mfrac>
      </mrow>
      <mfrac>
        <msup>
          <mrow>
            <mo fence="true" stretchy="false">(</mo>
            <mrow>
              <mi mathvariant="italic">Kx</mi>
            </mrow>
            <mo fence="true" stretchy="false">)</mo>
          </mrow>
          <mn>2</mn>
        </msup>
        <mi>U</mi>
      </mfrac>
    </mrow>
    <annotation encoding="StarMath 5.0">
x =  x0 + 1 over 2 (Kx)^2 over U  
</annotation>
  </semantics>
</math>
</file>

<file path=Object 46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+</mo>
        <mn>2</mn>
      </mrow>
      <mi>U</mi>
      <mrow>
        <mrow>
          <mo fence="true" stretchy="false">(</mo>
          <mrow>
            <mrow>
              <mi>x</mi>
              <mrow>
                <mn>0</mn>
                <mo stretchy="false">−</mo>
                <mi>x</mi>
              </mrow>
            </mrow>
          </mrow>
          <mo fence="true" stretchy="false">)</mo>
        </mrow>
        <mo stretchy="false">=</mo>
        <mn>0</mn>
      </mrow>
    </mrow>
    <annotation encoding="StarMath 5.0">
    K^2 x^2 + 2U(x0-x) = 0
</annotation>
  </semantics>
</math>
</file>

<file path=Object 47/content.xml><?xml version="1.0" encoding="utf-8"?>
<math xmlns="http://www.w3.org/1998/Math/MathML" display="block">
  <semantics>
    <mtable>
      <mtr>
        <mtd>
          <mrow>
            <mn>4</mn>
            <mrow>
              <msup>
                <mi>U</mi>
                <mn>2</mn>
              </msup>
              <mo stretchy="false">−</mo>
              <mn>4</mn>
            </mrow>
            <msup>
              <mi>K</mi>
              <mn>2</mn>
            </msup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sup>
                <mi>U</mi>
                <mn>2</mn>
              </msup>
              <mo stretchy="false">−</mo>
              <msup>
                <mi>K</mi>
                <mn>2</mn>
              </msup>
            </mrow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i>U</mi>
              <mo stretchy="false">−</mo>
              <msup>
                <mi>K</mi>
                <mn>2</mn>
              </msup>
            </mrow>
            <mn>2</mn>
            <mi>x</mi>
            <mrow>
              <mn>0</mn>
              <mo stretchy="false">=</mo>
              <mn>0</mn>
            </mrow>
          </mrow>
        </mtd>
      </mtr>
      <mtr>
        <mtd>
          <mrow>
            <mi>K</mi>
            <mo stretchy="false">=</mo>
            <msqrt>
              <mfrac>
                <mi>U</mi>
                <mrow>
                  <mn>2</mn>
                  <mi>x</mi>
                  <mn>0</mn>
                </mrow>
              </mfrac>
            </msqrt>
          </mrow>
        </mtd>
      </mtr>
    </mtable>
    <annotation encoding="StarMath 5.0"> 4U^2 - 4 K^2 2 U x0 =0 newline
 
U^2 - K^2 2 U x0 =0 newline

U - K^2 2  x0 =0 newline
K = sqrt {U over {2x0} }
</annotation>
  </semantics>
</math>
</file>

<file path=Object 48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−</mo>
        <mn>2</mn>
      </mrow>
      <mrow>
        <mi mathvariant="italic">Ux</mi>
        <mo stretchy="false">+</mo>
        <mn>2</mn>
      </mrow>
      <mi mathvariant="italic">Ux</mi>
      <mrow>
        <mn>0</mn>
        <mo stretchy="false">=</mo>
        <mn>0</mn>
      </mrow>
    </mrow>
    <annotation encoding="StarMath 5.0">
    K^2 x^2 - 2Ux + 2Ux0 = 0
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n>2</mn>
            </mrow>
            <mfrac>
              <mi>U</mi>
              <mrow>
                <mn>2</mn>
                <msup>
                  <mi>K</mi>
                  <mn>2</mn>
                </msup>
              </mrow>
            </mfrac>
          </mrow>
        </mtd>
      </mtr>
      <mtr>
        <mtd>
          <mrow>
            <mi>x</mi>
            <mo stretchy="false">=</mo>
            <mfrac>
              <mi>U</mi>
              <msup>
                <mi>K</mi>
                <mn>2</mn>
              </msup>
            </mfrac>
          </mrow>
        </mtd>
      </mtr>
      <mtr>
        <mtd>
          <mrow>
            <mi>x</mi>
            <mo stretchy="false">=</mo>
            <mfrac>
              <mi>U</mi>
              <mfrac>
                <mi>U</mi>
                <mrow>
                  <mn>2</mn>
                  <mi>x</mi>
                  <mn>0</mn>
                </mrow>
              </mfrac>
            </mfrac>
          </mrow>
        </mtd>
      </mtr>
      <mtr>
        <mtd>
          <mrow>
            <mrow>
              <mi>x</mi>
              <mo stretchy="false">=</mo>
              <mn>2</mn>
            </mrow>
            <mi>x</mi>
            <mn>0</mn>
          </mrow>
        </mtd>
      </mtr>
    </mtable>
    <annotation encoding="StarMath 5.0">x = 2U over { 2 K^2} newline
x = U over {  K^2} newline
x = U over {  U over {2x0}} newline
x = 2x0

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50/content.xml><?xml version="1.0" encoding="utf-8"?>
<math xmlns="http://www.w3.org/1998/Math/MathML" display="block">
  <semantics>
    <mrow>
      <msub>
        <mi>e</mi>
        <mi>p</mi>
      </msub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−</mo>
        <msub>
          <mi>x</mi>
          <mi mathvariant="italic">ref</mi>
        </msub>
      </mrow>
      <mrow>
        <mo fence="true" stretchy="false">[</mo>
        <mrow>
          <mi>k</mi>
        </mrow>
        <mo fence="true" stretchy="false">]</mo>
      </mrow>
    </mrow>
    <annotation encoding="StarMath 5.0">e_p[k] = x[k]  - x_ref [ k ]</annotation>
  </semantics>
</math>
</file>

<file path=Object 51/content.xml><?xml version="1.0" encoding="utf-8"?>
<math xmlns="http://www.w3.org/1998/Math/MathML" display="block">
  <semantics>
    <mtable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sub>
                <mi>x</mi>
                <mi mathvariant="italic">ref</mi>
              </msub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>x</mi>
                <mi mathvariant="italic">ref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T</mi>
            </mrow>
            <msub>
              <mi>v</mi>
              <mi mathvariant="italic">ref</mi>
            </msub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sub>
                <mi>e</mi>
                <mi>p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sub>
              <mi>e</mi>
              <mi>v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e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e_p[k+1] = x[k+1] - x_ref [ k+1 ] newline
e_p[k+1] = x[ k] + T v[k ] - x_ref[ k] - T v_ref[ k ] newline
e_p[k+1] = e_p[ k] + T e_v[ k] 
= %lambda  e[ k] 
</annotation>
  </semantics>
</math>
</file>

<file path=Object 52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e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T</mi>
            </mrow>
            <msub>
              <mi>v</mi>
              <mi mathvariant="italic">ref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e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sub>
              <mi>e</mi>
              <mi>v</mi>
            </msub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e[ k] + T v[k ] - T v_ref[ k ] - %lambda e[ k] newline
T %sigma[k] = (1- %lambda)e_p[ k] + T e_v[k] newline
 %sigma[k] = (1- %lambda)/T e_p[ k] + e_v[k] newline
 %sigma[k] = K e_p[k] + e_v[k]
</annotation>
  </semantics>
</math>
</file>

<file path=Object 5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sub>
        <mi>e</mi>
        <mi>p</mi>
      </msub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sub>
          <mi>e</mi>
          <mi>v</mi>
        </msub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e_p[ k+1] +  e_v[ k+1]
</annotation>
  </semantics>
</math>
</file>

<file path=Object 54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μ</mi>
      </mrow>
      <mi>σ</mi>
      <mrow>
        <mo fence="true" stretchy="false">[</mo>
        <mrow>
          <mi>k</mi>
        </mrow>
        <mo fence="true" stretchy="false">]</mo>
      </mrow>
    </mrow>
    <annotation encoding="StarMath 5.0">
%sigma[k+1] = %mu %sigma[k]
</annotation>
  </semantics>
</math>
</file>

<file path=Object 55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K</mi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K</mi>
            <mrow>
              <mrow>
                <mo fence="true" stretchy="false">(</mo>
                <mrow>
                  <mrow>
                    <msub>
                      <mi>e</mi>
                      <mi>p</mi>
                    </msub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sub>
                      <mi>e</mi>
                      <mi>v</mi>
                    </msub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%sigma[k+1] = %mu %sigma[k] 

newline

 K e_p[ k+1] +  e_v[ k+1] = %mu %sigma[k] 

newline

 K ( e_p[ k] + T e_v[ k]  ) +  e_v[ k+1]= %mu %sigma[k] 
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sub>
                <mi>v</mi>
                <mi mathvariant="italic">ref</mi>
              </msub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>v</mi>
                <mi mathvariant="italic">ref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sub>
                <mi>e</mi>
                <mi>v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e_v[ k+1] = v[k+1 ] - v_ref[ k+1 ] newline
e_v[ k+1] = v[ k ] + T u[ k ]- v_ref[ k ] newline
e_v[ k+1] = e_v[ k ] + T u[ k ]
</annotation>
  </semantics>
</math>
</file>

<file path=Object 57/content.xml><?xml version="1.0" encoding="utf-8"?>
<math xmlns="http://www.w3.org/1998/Math/MathML" display="block">
  <semantics>
    <mrow>
      <mi>K</mi>
      <msub>
        <mi>e</mi>
        <mi>p</mi>
      </msub>
      <mrow>
        <mrow>
          <mo fence="true" stretchy="false">[</mo>
          <mrow>
            <mi>k</mi>
          </mrow>
          <mo fence="true" stretchy="false">]</mo>
        </mrow>
        <mo stretchy="false">+</mo>
        <msub>
          <mi>e</mi>
          <mi>v</mi>
        </msub>
      </mrow>
      <mrow>
        <mrow>
          <mo fence="true" stretchy="false">[</mo>
          <mrow>
            <mi>k</mi>
          </mrow>
          <mo fence="true" stretchy="false">]</mo>
        </mrow>
        <mo stretchy="false">=</mo>
        <mn>0</mn>
      </mrow>
    </mrow>
    <annotation encoding="StarMath 5.0">
K e_p[k] + e_v[k] = 0

</annotation>
  </semantics>
</math>
</file>

<file path=Object 58/content.xml><?xml version="1.0" encoding="utf-8"?>
<math xmlns="http://www.w3.org/1998/Math/MathML" display="block">
  <semantics>
    <mrow>
      <msub>
        <mi>e</mi>
        <mi>v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stretchy="false">−</mo>
          <mi>K</mi>
        </mrow>
      </mrow>
      <msub>
        <mi>e</mi>
        <mi>p</mi>
      </msub>
      <mrow>
        <mo fence="true" stretchy="false">[</mo>
        <mrow>
          <mi>k</mi>
        </mrow>
        <mo fence="true" stretchy="false">]</mo>
      </mrow>
    </mrow>
    <annotation encoding="StarMath 5.0">
 
  e_v[k] = -K e_p[k]

</annotation>
  </semantics>
</math>
</file>

<file path=Object 59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row>
                    <msub>
                      <mi>e</mi>
                      <mi>p</mi>
                    </msub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−</mo>
                      <msub>
                        <mi mathvariant="italic">TKe</mi>
                        <mi>p</mi>
                      </msub>
                    </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i>U</mi>
              <mo stretchy="false">=</mo>
              <mn>0</mn>
            </mrow>
          </mrow>
        </mtd>
      </mtr>
      <mtr>
        <mtd>
          <mrow>
            <mrow>
              <mo fence="true" stretchy="false">(</mo>
              <mrow>
                <mrow>
                  <mi>K</mi>
                  <mo stretchy="false">−</mo>
                  <msup>
                    <mi mathvariant="italic">TK</mi>
                    <mn>2</mn>
                  </msup>
                </mrow>
              </mrow>
              <mo fence="true" stretchy="false">)</mo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i>U</mi>
              <mo stretchy="false">=</mo>
              <mn>0</mn>
            </mrow>
          </mrow>
        </mtd>
      </mtr>
      <mtr>
        <mtd>
          <mrow>
            <mrow>
              <mo stretchy="false">−</mo>
              <msup>
                <mi>K</mi>
                <mn>2</mn>
              </msup>
            </mrow>
            <msub>
              <mi>e</mi>
              <mi>p</mi>
            </msub>
            <mrow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U</mi>
              </mrow>
              <mo stretchy="false">=</mo>
              <mn>0</mn>
            </mrow>
          </mrow>
        </mtd>
      </mtr>
    </mtable>
    <annotation encoding="StarMath 5.0">
 K ( e_p[ k] - TKe_p[k] ) -K e_p[k] + T U = 0 newline
 
  ( K - TK^2  )e_p[ k] -K e_p[k] + T U = 0 newline

       - K^2   e_p[ k] +  U = 0 
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60/content.xml><?xml version="1.0" encoding="utf-8"?>
<math xmlns="http://www.w3.org/1998/Math/MathML" display="block">
  <semantics>
    <mrow>
      <mrow>
        <mi>U</mi>
        <mo stretchy="false">−</mo>
        <msup>
          <mi>K</mi>
          <mn>2</mn>
        </msup>
      </mrow>
      <mn>2</mn>
      <mi>x</mi>
      <mrow>
        <mn>0</mn>
        <mo stretchy="false">=</mo>
        <mn>0</mn>
      </mrow>
    </mrow>
    <annotation encoding="StarMath 5.0">U - K^2 2  x0 =0 </annotation>
  </semantics>
</math>
</file>

<file path=Object 61/content.xml><?xml version="1.0" encoding="utf-8"?>
<math xmlns="http://www.w3.org/1998/Math/MathML" display="block">
  <semantics>
    <mrow>
      <mrow>
        <msub>
          <mi>e</mi>
          <mi>p</mi>
        </msub>
        <mo stretchy="false">=</mo>
        <mn>2</mn>
      </mrow>
      <msub>
        <mi>x</mi>
        <mn>0</mn>
      </msub>
    </mrow>
    <annotation encoding="StarMath 5.0">e_p = 2 x_0
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